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Get a license here</text:span></text:p>
      <text:p text:style-name="P1"><text:a xlink:href="https://profittrailer.io/pt/CryptoGnome/"><text:span text:style-name="T2">https://profittrailer.io/pt/CryptoGnome/</text:span></text:a><text:span text:style-name="T3"/></text:p>
      <text:p text:style-name="P1"><text:span text:style-name="T3"/></text:p>
      <text:p text:style-name="P1"><text:span text:style-name="T4">Download the latest release of ProfitTrailer.zip</text:span></text:p>
      <text:p text:style-name="P1"><text:a xlink:href="https://github.com/taniman/profit-trailer/releases"><text:span text:style-name="T5">https://github.com/taniman/profit-trailer/releases</text:span></text:a><text:span text:style-name="T6"/></text:p>
      <text:p text:style-name="P1"><text:span text:style-name="T6"/></text:p>
      <text:p text:style-name="P1"><text:span text:style-name="T7">Check the manual to setup and check if everything is working correctly.</text:span></text:p>
      <text:p text:style-name="P1"><text:a xlink:href="https://github.com/taniman/profit-trailer/"><text:span text:style-name="T8">https://github.com/taniman/profit-trailer/</text:span></text:a><text:span text:style-name="T9"/></text:p>
      <text:p text:style-name="P1"><text:span text:style-name="T9"/></text:p>
      <text:p text:style-name="P1"><text:span text:style-name="T10">Check the wiki for explanation of all the properties available for the bot</text:span></text:p>
      <text:p text:style-name="P1"><text:a xlink:href="https://github.com/taniman/profit-trailer/wiki/"><text:span text:style-name="T11">https://github.com/taniman/profit-trailer/wiki/</text:span></text:a><text:span text:style-name="T12"/></text:p>
      <text:p text:style-name="P1"><text:span text:style-name="T12"/></text:p>
      <text:p text:style-name="P1"><text:span text:style-name="T13">Once everything is up and running open</text:span></text:p>
      <text:p text:style-name="P1"><text:a xlink:href="http://localhost:8081/monitoring"><text:span text:style-name="T14">http://localhost:8081/monitoring</text:span></text:a><text:span text:style-name="T15"/></text:p>
      <text:p text:style-name="P1"><text:span text:style-name="T15"/></text:p>
      <text:p text:style-name="P1"><text:span text:style-name="T16">The Bot is ready out of the box however we suggest to tweak the settings a bit because the default settings are just like they sound.. default!</text:span></text:p>
      <text:p text:style-name="P1"><text:span text:style-name="T17"/></text:p>
      <text:p text:style-name="P1"><text:span text:style-name="T18">Visit our current strategies below and feel free to read more about them on the Wiki and change to your liking<text:s/></text:span><text:a xlink:href="https://github.com/CryptoGnome/Bot-Settings/releases"><text:span text:style-name="T19">https://github.com/CryptoGnome/Bot-Settings/releases</text:span></text:a><text:span text:style-name="T20"/></text:p>
      <text:p text:style-name="P1"><text:span text:style-name="T20"/></text:p>
      <text:p text:style-name="P1"><text:span text:style-name="T21">DETAILED VERSION</text:span></text:p>
      <text:p text:style-name="P1"><text:span text:style-name="T22"/></text:p>
      <text:p text:style-name="P1"><text:span text:style-name="T23">1. Download the bot to your computer.</text:span></text:p>
      <text:p text:style-name="P1"><text:span text:style-name="T24"/></text:p>
      <text:p text:style-name="P1"><text:span text:style-name="T25">Make sure you have Java 8 installed on your computer.</text:span></text:p>
      <text:p text:style-name="P1"><text:span text:style-name="T25">Go to this link:<text:s/></text:span><text:a xlink:href="https://github.com/taniman/profit-trailer/releases"><text:span text:style-name="T26">https://github.com/taniman/profit-trailer/releases</text:span></text:a><text:span text:style-name="T27"/></text:p>
      <text:p text:style-name="P1"><text:span text:style-name="T28">Download the Profit Trailer zip file.</text:span></text:p>
      <text:p text:style-name="P1"><text:span text:style-name="T28">Unzip the file and put it where you want to keep it. Anywhere is fine.</text:span></text:p>
      <text:p text:style-name="P1"><text:span text:style-name="T28">2. Create an account at Bittrex or Poloniex.</text:span></text:p>
      <text:p text:style-name="P1"><text:span text:style-name="T29"/></text:p>
      <text:p text:style-name="P1"><text:span text:style-name="T30">Create and verify your account and set up 2FA protection.</text:span></text:p>
      <text:p text:style-name="P1"><text:span text:style-name="T30">Go to settings/API keys</text:span></text:p>
      <text:p text:style-name="P1"><text:span text:style-name="T30">Create TWO API keys. Each one will also have a SECRET key with them. IMPORTANT: make a copy of your secret keys as these will disappear.</text:span></text:p>
      <text:p text:style-name="P1"><text:span text:style-name="T30">3. Update the Bot Settings</text:span></text:p>
      <text:p text:style-name="P1"><text:span text:style-name="T31"/></text:p>
      <text:p text:style-name="P1"><text:span text:style-name="T32">Go to where your profit trailer files are</text:span></text:p>
      <text:p text:style-name="P1"><text:span text:style-name="T32">Open up the application.properties file in a text editor. For windows users just use notepad, for mac users the Brackets is recommended. (You will need to download Brackets<text:s/></text:span><text:span text:style-name="T33">–</text:span><text:span text:style-name="T34"><text:s/>it is free).</text:span></text:p>
      <text:p text:style-name="P1"><text:span text:style-name="T35">Update these settings: trading.exchange = THE EXHANGE YOU ARE USING e.g. BITTREX default_apiKey = THE FIRST API KEY YOU CREATED default_apiSecret = THE FIRST SECRET KEY YOU CREATED trading_apiKey = THE SECOND API KEY YOU CREATED trading_apiSecret = THE SECOND SECRET KEY YOU CREATED</text:span></text:p>
      <text:p text:style-name="P1"><text:span text:style-name="T35">Click save</text:span></text:p>
      <text:p text:style-name="P1"><text:span text:style-name="T35">Now open your pairs.properties file in your text editor</text:span></text:p>
      <text:p text:style-name="P1"><text:span text:style-name="T35">Update this setting: ALL_trading_enabled = true</text:span></text:p>
      <text:p text:style-name="P1"><text:span text:style-name="T35">Click save</text:span></text:p>
      <text:p text:style-name="P1"><text:span text:style-name="T35">Now you are ready to go with the default bot trading settings. :)</text:span></text:p>
      <text:p text:style-name="P1"><text:span text:style-name="T35">4. Buy and Activate Your Profit Trailer Bot License</text:span></text:p>
      <text:p text:style-name="P1"><text:span text:style-name="T36"/></text:p>
      <text:p text:style-name="P1"><text:span text:style-name="T37">Go here:<text:s/></text:span><text:a xlink:href="https://profittrailer.io/pt/CryptoGnome/"><text:span text:style-name="T38">https://profittrailer.io/pt/CryptoGnome/</text:span></text:a><text:span text:style-name="T39"/></text:p>
      <text:p text:style-name="P1"><text:span text:style-name="T40">Purchase your Profit Trailer license. Currently it costs 0.03btc for one license.</text:span></text:p>
      <text:p text:style-name="P1"><text:span text:style-name="T40">At check out you will be asked to enter your API key. Enter the first API key you created at Bittrex/Poloniex. (Not your secret key<text:s/></text:span><text:span text:style-name="T41">–</text:span><text:span text:style-name="T42"><text:s/>never give these away).</text:span></text:p>
      <text:p text:style-name="P1"><text:span text:style-name="T43">5. Getting Your Bot Running.</text:span></text:p>
      <text:p text:style-name="P1"><text:span text:style-name="T44"/></text:p>
      <text:p text:style-name="P1"><text:span text:style-name="T45">When you receive an email telling you your license has been activated you can start running your bot.</text:span></text:p>
      <text:p text:style-name="P1"><text:span text:style-name="T45">If you are in windows simply double click the cmd file that you will find in your Profit Trailer files. Then go to<text:s/></text:span><text:a xlink:href="http://localhost:8081/monitoring"><text:span text:style-name="T46">http://localhost:8081/monitoring</text:span></text:a><text:span text:style-name="T47"/></text:p>
      <text:p text:style-name="P1"><text:span text:style-name="T48">This is where you will find your dashboard, and where you can monitor your bot.</text:span></text:p>
      <text:p text:style-name="P1"><text:span text:style-name="T48">6. Maximize Returns.</text:span></text:p>
      <text:p text:style-name="P1"><text:span text:style-name="T49"/></text:p>
      <text:p text:style-name="P1"><text:span text:style-name="T50">The Bot is ready out of the box however we suggest to tweak the settings a bit because the default settings are just like they sound.. default!</text:span></text:p>
      <text:p text:style-name="P1"><text:span text:style-name="T51"/></text:p>
      <text:p text:style-name="P1"><text:span text:style-name="T52">Visit our current strategies below and feel free to read more about them on the Wiki and change to your liking<text:s/></text:span><text:a xlink:href="https://github.com/CryptoGnome/Bot-Settings/releases"><text:span text:style-name="T53">https://github.com/CryptoGnome/Bot-Settings/releases</text:span></text:a><text:span text:style-name="T54"/></text:p>
      <text:p text:style-name="P1"><text:span text:style-name="T54"/></text:p>
      <text:p text:style-name="P1"><text:span text:style-name="T55">Helpful Videos</text:span></text:p>
      <text:p text:style-name="P1"><text:span text:style-name="T56"/></text:p>
      <text:p text:style-name="P1"><text:a xlink:href="https://www.youtube.com/watch?v=L643dYJs948&amp;list=PLSXs1QhY3SalNEO3ZApUdtRPDuYFr75kz"><text:span text:style-name="T58">https://www.youtube.com/watch?v=L643dYJs948</text:span><text:span text:style-name="T59"><text:s/>HYPERLINK "https://www.youtube.com/watch?v=L643dYJs948&amp;list=PLSXs1QhY3SalNEO3ZApUdtRPDuYFr75kz"</text:span><text:span text:style-name="T60">&amp;</text:span><text:span text:style-name="T61"><text:s/>HYPERLINK "https://www.youtube.com/watch?v=L643dYJs948&amp;list=PLSXs1QhY3SalNEO3ZApUdtRPDuYFr75kz"</text:span><text:span text:style-name="T62">list=PLSXs1QhY3SalNEO3ZApUdtRPDuYFr75kz</text:span></text:a><text:span text:style-name="T6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